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MessageConverterTests.writeContentNotClosing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MessageConverterTests.shouldWriteImag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ttpMessageConverterTests.writeContentNotGetting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MessageConverterTests.shouldReadImag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MessageConverterTests.canWrit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MessageConverterTests.writeByteArrayNull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MessageConverterTests.writeContentInputStreamThrowingNullPoin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ttpMessageConverterTests.shouldNotReadInputStream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ttpMessageConverterTests.canRe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ConverterTests.shouldReadInputStream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